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OrderedMap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View.remov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sView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SetView.get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s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SetView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a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View.contain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.decorat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SetView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View.ValuesView( ListOrder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View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indexOf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View.KeySetView( ListOrder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putAll( int index ,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rderedIterator.ListOrderedIterator( ListOrderedMap parent , List insert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View.EntrySetView( ListOrderedMap parent , List insert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Ordered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Map.get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View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View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ke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SetView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View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View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View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View.set(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ListOrder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View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OrderedMap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Iterator.ListOrderedMapIterator( ListOrder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OrderedMapEntry.ListOrderedMapEntry( ListOrderedMap parent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Map.next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rderedMap.valu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rdered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View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View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previou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Order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View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put( int index ,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stOrderedMap.la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SetView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setValue(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istOrdered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Vie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ListOrder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OrderedMap.fir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Ordered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sView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OrderedMap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